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agraph-properties style:writing-mode="lr-tb"/>
    </style:style>
    <style:style style:name="P2" style:family="paragraph" style:master-page-name="Standard">
      <style:paragraph-properties style:page-number="auto" style:writing-mode="lr-tb"/>
    </style:style>
    <style:style style:name="T1" style:family="text">
      <style:text-properties style:font-name="Verdana" fo:font-size="12pt" fo:font-weight="bold" style:font-name-asian="Verdana" style:font-size-asian="12pt" style:font-weight-asian="bold" style:font-name-complex="Verdana" style:font-size-complex="12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normal" style:font-style-asian="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Para Falar sobre o futuro do Brasil ẽ preciso antes visitar o seu passado, para elaborar cenários recomenda-se <text:s/>que se utilize o dobro de tempo do passado para fazer a análise <text:reference-mark-start text:name="ZOTERO_ITEM CSL_CITATION {&quot;citationID&quot;:&quot;ZtJwh5Tk&quot;,&quot;properties&quot;:{&quot;formattedCitation&quot;:&quot;(Saffo 2007)&quot;,&quot;plainCitation&quot;:&quot;(Saffo 2007)&quot;},&quot;citationItems&quot;:[{&quot;id&quot;:279,&quot;uris&quot;:[&quot;http://zotero.org/users/1613935/items/7UEMUAC5&quot;],&quot;uri&quot;:[&quot;http://zotero.org/users/1613935/items/7UEMUAC5&quot;],&quot;itemData&quot;:{&quot;id&quot;:279,&quot;type&quot;:&quot;article-journal&quot;,&quot;title&quot;:&quot;Six Rules for Effective Forecasting&quot;,&quot;container-title&quot;:&quot;Harvard Business Review&quot;,&quot;author&quot;:[{&quot;family&quot;:&quot;Saffo&quot;,&quot;given&quot;:&quot;Paul&quot;}],&quot;issued&quot;:{&quot;date-parts&quot;:[[&quot;2007&quot;]]}}}],&quot;schema&quot;:&quot;https://github.com/citation-style-language/schema/raw/master/csl-citation.json&quot;} RNDbdyEnWrNP9"/>(Saffo 2007)<text:reference-mark-end text:name="ZOTERO_ITEM CSL_CITATION {&quot;citationID&quot;:&quot;ZtJwh5Tk&quot;,&quot;properties&quot;:{&quot;formattedCitation&quot;:&quot;(Saffo 2007)&quot;,&quot;plainCitation&quot;:&quot;(Saffo 2007)&quot;},&quot;citationItems&quot;:[{&quot;id&quot;:279,&quot;uris&quot;:[&quot;http://zotero.org/users/1613935/items/7UEMUAC5&quot;],&quot;uri&quot;:[&quot;http://zotero.org/users/1613935/items/7UEMUAC5&quot;],&quot;itemData&quot;:{&quot;id&quot;:279,&quot;type&quot;:&quot;article-journal&quot;,&quot;title&quot;:&quot;Six Rules for Effective Forecasting&quot;,&quot;container-title&quot;:&quot;Harvard Business Review&quot;,&quot;author&quot;:[{&quot;family&quot;:&quot;Saffo&quot;,&quot;given&quot;:&quot;Paul&quot;}],&quot;issued&quot;:{&quot;date-parts&quot;:[[&quot;2007&quot;]]}}}],&quot;schema&quot;:&quot;https://github.com/citation-style-language/schema/raw/master/csl-citation.json&quot;} RNDbdyEnWrNP9"/> Se o cenário é para daqui 10 anos, análisa-se os últimos 20.</text:p>
      <text:p/>
      <text:p>Mas antes de chegarmos no nosso passado recente, gostaria de repassar rapidamente alguns fatos marcantes na história do nosso país que vão refletir para sempre em nossas vidas. De acordo com a Wikipedia a história do Brasil é dividida em alguns períodos</text:p>
      <text:p/>
      <text:p>A escravidão, também conhecida como escravismo ou escravatura, foi a forma de relação social de produção adotada, de uma forma geral, no Brasil desde o período colonial até o final do Império</text:p>
      <text:p/>
      <text:p>A escravidão, também conhecida como escravismo ou escravatura, foi a forma de relação social de produção adotada, de uma forma geral, no Brasil desde o período colonial até o final do Império. A escravidão no Brasil é marcada principalmente pela exploração da mão de obra negra, trazida do continente africano e transformada em escrava no Brasil, pelos europeus colonizadores do País. Mas é necessário ressaltar que muitos indígenas também foram vítimas desse processo.</text:p>
      <text:p/>
      <text:p>1530 1889, são mais de 300 anos de opressão</text:p>
      <text:p/>
      <text:p>Não é a primeira pesquisa feita no Brasil sobre cenários para a democracia, mas é a primeira vez que é feita por um pesquisadoor independente e apartidário, outro estudo (X) foi feito encomendado por governo, qA afeição dos cidadãos pelos políticos mal-afamados: identificando os perfis associados à aceitação do 'rouba, mas faz' no Brasilue pode influenciar o desenvolvimento do trabalho. Os dados utilizados neste artigo são abertos e disponíveis ao público, não são confidenciais e nem são de minha autoria, são elaborados e disponibilizados por uma entidade independente sem fins lucrativos sediada em X. Estuda diversos países e vou enfocar o Brasil para as minhas análises. </text:p>
      <text:p/>
      <text:p>TOPICO </text:p>
      <text:p>Corrupção ou imoralidade, em artigo discutido por ADASDADa ou será ma análise da ciclicidade da política fiscal brasileira ou A afeição dos cidadãos pelos políticos mal-afamados: identificando os perfis associados à aceitação do 'rouba, mas faz' no Brasil</text:p>
      <text:p/>
      <text:p>LEIA OS TEXTOS</text:p>
      <text:p>Eventos que podem impactar a qualidade da nossa democracia?</text:p>
      <text:p>Questão-problema, identificar esses impactos</text:p>
      <text:p>Lei anti corrupção</text:p>
      <text:p>Reforma eleitoral</text:p>
      <text:p/>
      <text:p>Matérias que estão para ser votadas no congresso nos próximos anos</text:p>
      <text:p>x y z</text:p>
      <text:p/>
      <text:p>Metodologia</text:p>
      <text:p>Estudo bibliográfico - textos, citações de como tem sido usado</text:p>
      <text:p><text:soft-page-break/>Análise de dados secundários</text:p>
      <text:p/>
      <text:p>Methodology</text:p>
      <text:p>Literature review and data from secondary sources analyzes.</text:p>
      <text:p>Scenario planning was used as a forecast methodology, guided by the work of Schoemaker and Francesinholoco</text:p>
      <text:p>The data is open and distributed by the researches. Data analyses according TO from sec. sources...</text:p>
      <text:p>And midia review was used to analyze the most recent datas and possible events.</text:p>
      <text:p/>
      <text:p>Ranking global de democracia</text:p>
      <text:p>def</text:p>
      <text:p>Top 5</text:p>
      <text:p>Top 5 + Brasil</text:p>
      <text:p>Brasil x américa do sul</text:p>
      <text:p>Brasil x adversários da Copa</text:p>
      <text:p>Braxil x principais economias</text:p>
      <text:p>BRICS</text:p>
      <text:p/>
      <text:p/>
      <text:p/>
      <text:p>Cenários</text:p>
      <text:p>Democracia em declínio - enfraquecimento institucional, evasão política, desconfiança, protestos, altas taxas e impostos, fome, educação</text:p>
      <text:p/>
      <text:p>Líder da América do Sul - o que falta para o Brasil ser tão bem qualificado como o Chile, aonde estao os gargalos que explicam como a economia mais forte da regiao não consegue ter o mesmo pionerismo na qualidade da democracia</text:p>
      <text:p/>
      <text:p>Equiparável a Noruega - quais são as principais diferenças do Brasil com um dos líderes mundiais em qualidade de democracia, as maiores diferenças, semelhanças, políticas públicas, quantos anos projetando,,, nunca serão.</text:p>
      <text:p>Se engana quem acha que não temos nada em comum, tanto nós, quanto os noruegueses tiramos a pior nota em corrupção, eles também podem melhorar esse índice, porém em todos os outros tópicos eles tiraram nota máxima, mesmo em corrupção a nota foi próxima da máxima. Interessante apontar para o pensamento de que a corrupção pode não ser a nossa prioridade, já que esse parece ser o último e mais doloroso problema a ser enfrentado por eles.</text:p>
      <text:p>Como tirar dúvidas verifiquei que o mesmo ocorre em EUA, mas já não seria o caso da Suécie e da Suíça, aonde a desigualdade de gênero é o fator mais gritante.</text:p>
      <text:p/>
      <text:p>Jeitinho brasileiro - o cenário mais provável, os problemas serão contornados dando um jeitinho, algumas leis vão pegar, outras não, a educação vai ter mais recursos do que nunca, mas o povo vai continuar preocupado com a novela e o bbb.</text:p>
      <text:p/>
      <text:p/>
      <text:p/>
      <text:p><text:soft-page-break/>RESUMO (parece conclusao)</text:p>
      <text:p>A intenção desse artigo é utilizar técnicas das metodologias de planejamento de cenário de SHOEMAKER e FRANCESINHO para desenhar possíveis cenários para o desenvolvimento de nossa democracia. O estudo fará a análise da qualidade relativa da democracia entre diversos países e formas de governo, baseado em dados fornecidos pelo INTITUTO PEGA NO MEU PEH, com sede em Vienna. Esse estudo é independente e apartidário.</text:p>
      <text:p/>
      <text:p/>
      <text:p/>
      <text:p>Análise dos dados</text:p>
      <text:p>A boa notícia é que o Brasil está subindo no ranking, subiu 2 posições recentemente, porém não existem dados suficientes para fazer projeçõe, os pesquisadores analisaram somente os anos de 2008 e 2010, seria precia mais informações, uma série histórica com dados de mais ano. De acordo com o HARVARDINHO são necessário o dobro, partindo dessa lógica seria possível pensar somente no curto prazo para a quantidade de dados.</text:p>
      <text:p/>
      <text:p>Porém vou assumir o risco e fazer uma cenarização com um espectro de tempo muito maior do que a série histórica permite. Vou procurar me apoiar em dados ou informações qualitativas para apoiar as minhas projeções.</text:p>
      <text:p/>
      <text:p/>
      <text:p/>
      <text:p>Semelhanças e diferenças</text:p>
      <text:p/>
      <text:p>CONCLUSÃO</text:p>
      <text:p>O Brasil reestabeleceu sua democracia há vinte anos, porém está muito longe da qualidade dos ditos países desenvolvidos, o que nós temos na verdade é um projeto de uma democracia, que é forte em alguns aspectos e preocupantemente fraco em outros. O desenrolar do tempo vai nos revelar, brasileiros, quem somos, quais nossos valores coletivos e como nossa mistura de raças vai desenhar uma democracia. A curiosidade é que move o cientista e pretendo acompanhar</text:p>
      <text:p>O cetismo é uma arma perigosa, eu mesmo tentei ser o mais impessoal possível, porém vou aproveitar o momento da conclusão para dar a minha opnião. Nossa democracia vai continuar capenga, eu pessoalmente acho que existem padrões mínimos para uma país ser considerado democrático e na nossa atual conjuntura eu não consigo distinguir qual a verdadeira qualidade da democracia da minha nação.</text:p>
      <text:p>Muitos reclamam e apontam os problemas, poucos são os que apontam soluções para os problemas, princi políticos, e quando fazem, na maioria da vezes, simplificam o sistema desprezando o efeito de diversas variáveis e atores políticos fora de controle. A discussão desse artigo visa balizar de argumentos pessoas insatisfeitas com a atual conjuntura política que se encontra nosso país. Pretendo fazer uma ponte entre os insatisfeitos e as possíveis soluções para os nossos problemas coletivos, teremos que escolher qual caminho pretendemos seguir ou não fazer nada e confiar que no final tudo vai dar certo, que somos brasileiros e vamos dar um jeitinho em tudo, até na nossa própria democracia.</text:p>
      <text:p/>
      <text:p>Bibliografia</text:p>
      <text:section text:style-name="Sect1" text:name="ZOTERO_BIBL {&quot;custom&quot;:[]} CSL_BIBLIOGRAPHY RNDoNWyQWnNzM">
        <text:p text:style-name="Bibliography_20_1"><text:soft-page-break/>Saffo, Paul. 2007. “Six Rules for Effective Forecasting.” Harvard Business Review.</text:p>
      </text:se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break-before="auto" fo:break-after="auto"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break-before="auto" fo:break-after="auto"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420m0$Build-3</meta:generator>
    <dc:title/>
    <meta:initial-creator/>
    <meta:editing-cycles>7</meta:editing-cycles>
    <dc:date>2014-07-11T07:34:44.529862446</dc:date>
    <meta:editing-duration>PT21M16S</meta:editing-duration>
    <meta:document-statistic meta:table-count="0" meta:image-count="0" meta:object-count="0" meta:page-count="4" meta:paragraph-count="50" meta:word-count="1154" meta:character-count="7144" meta:non-whitespace-character-count="6037"/>
    <meta:user-defined meta:name="ZOTERO_PREF_1">&lt;data data-version="3" zotero-version="4.0.21.2"&gt;&lt;session id="LxtmSfau"/&gt;&lt;style id="http://www.zotero.org/styles/chicago-author-date" hasBibliography="1" bibliographyStyleHasBeenSet="1"/&gt;&lt;prefs&gt;&lt;pref name="fieldType" value="ReferenceMark"/&gt;&lt;pref name="sto</meta:user-defined>
    <meta:user-defined meta:name="ZOTERO_PREF_2">reReferences" value="true"/&gt;&lt;pref name="automaticJournalAbbreviations" value="true"/&gt;&lt;pref name="noteType" value="0"/&gt;&lt;/prefs&gt;&lt;/data&gt;</meta:user-defined>
  </office:meta>
</office:document-meta>
</file>